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list-style-name="L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 style:family="paragraph" style:parent-style-name="Standard" style:list-style-name="L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 style:family="paragraph" style:parent-style-name="Standard" style:list-style-name="L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 style:family="paragraph" style:parent-style-name="Standard" style:list-style-name="L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 style:family="paragraph" style:parent-style-name="Standard" style:list-style-name="L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list-style-name="L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 style:family="paragraph" style:parent-style-name="Standard" style:list-style-name="L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 style:family="paragraph" style:parent-style-name="Standard" style:list-style-name="L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lay Testin Notes</text:p>
      <text:p text:style-name="P4"/>
      <text:p text:style-name="P4"/>
      <text:p text:style-name="P1">4/11/19</text:p>
      <text:list xml:id="list921436109796257334" text:style-name="L1">
        <text:list-item>
          <text:p text:style-name="P5">Necromancer needs strike ability or it causes a free strike bug FIXED</text:p>
        </text:list-item>
        <text:list-item>
          <text:p text:style-name="P5">card reward screen</text:p>
          <text:list>
            <text:list-item>
              <text:p text:style-name="P5">'choose one' banner needs to be higher and smaller DONE</text:p>
            </text:list-item>
            <text:list-item>
              <text:p text:style-name="P5">Skip rewards button should say “Continue..” instead DONE</text:p>
            </text:list-item>
            <text:list-item>
              <text:p text:style-name="P5">Leaving the rewards screen shouldnt disable the half faded black screen</text:p>
            </text:list-item>
            <text:list-item>
              <text:p text:style-name="P5">max health text on ability bar displays wrong value: sets current health as the max health text DONE</text:p>
            </text:list-item>
            <text:list-item>
              <text:p text:style-name="P5">activation panel arrow should move a bit faster, or on new turn start DONE</text:p>
            </text:list-item>
            <text:list-item>
              <text:p text:style-name="P5">necromancer summoned skelly after dying from free strike DONE</text:p>
            </text:list-item>
            <text:list-item>
              <text:p text:style-name="P5">we had 3 necromancers in a row: make a way for enemy spawner to guarantee a different enemy wave each time (unless we've already encountered every wave already, then refresh the list of viable encounters) DONE</text:p>
            </text:list-item>
          </text:list>
        </text:list-item>
      </text:list>
      <text:p text:style-name="P1">14/11/19</text:p>
      <text:list xml:id="list4019889177491557025" text:style-name="L2">
        <text:list-item>
          <text:p text:style-name="P6">Tile hover for spells not disabling for instant cast spells FIXED</text:p>
        </text:list-item>
        <text:list-item>
          <text:p text:style-name="P6">Skeleton king starts with 1hp FIXED</text:p>
        </text:list-item>
        <text:list-item>
          <text:p text:style-name="P6">preparation is not set on cooldown FIXED</text:p>
        </text:list-item>
        <text:list-item>
          <text:p text:style-name="P6">ItemSlot caused null ref exc: missing gold cost text component reference FIXED</text:p>
        </text:list-item>
        <text:list-item>
          <text:p text:style-name="P6">Volatile zombie using strike from 2 tiles away ( possible bug with melee range value, or isTargetInRange() method) FIXED</text:p>
        </text:list-item>
        <text:list-item>
          <text:p text:style-name="P6">poison not working (not damaging on activation end). Rogue took 1 damage instead of 4, other character took 0 damage (maybe code confusing poison and poisonous? FIXED</text:p>
        </text:list-item>
        <text:list-item>
          <text:p text:style-name="P6">'Move' ability does not deduct AP from priest? FIXED</text:p>
        </text:list-item>
        <text:list-item>
          <text:p text:style-name="P6">Tile hover activates on button click if character doesnt have enough AP for the ability FIXED</text:p>
        </text:list-item>
        <text:list-item>
          <text:p text:style-name="P6">update activation panel arrow position on character death FIXED</text:p>
        </text:list-item>
        <text:list-item>
          <text:p text:style-name="P6">Choose an item screen's back button should be lower: it hangs over middle item card FIXED</text:p>
        </text:list-item>
        <text:list-item>
          <text:p text:style-name="P6">Choose an item screen can get duplicate items FIXED</text:p>
        </text:list-item>
        <text:list-item>
          <text:p text:style-name="P6">Health in character data can go into minus FIXED</text:p>
        </text:list-item>
        <text:list-item>
          <text:p text:style-name="P6"><text:soft-page-break/>character data entities with 0hp still get created on combat start FIXED</text:p>
        </text:list-item>
        <text:list-item>
          <text:p text:style-name="P6">mage fleet footed not working if mage has 0 AP FIXED</text:p>
        </text:list-item>
        <text:list-item>
          <text:p text:style-name="P6">skeleton necro: when new zombie is made, arrow panel does not update position FIXED</text:p>
        </text:list-item>
      </text:list>
      <text:p text:style-name="P2"/>
      <text:p text:style-name="P1">Play Test Notes 29/11/19</text:p>
      <text:list xml:id="list1896515026239565811" text:style-name="L3">
        <text:list-item>
          <text:p text:style-name="P7">skeleton assasin skipped his turn for no reason (could be a bug with being pinned and IsAbleToTakeAction() method) <text:s/>FIXED</text:p>
          <text:list>
            <text:list-item>
              <text:p text:style-name="P7">(there wasnt any logic for targetting something that wasnt the lowest health enemy)</text:p>
            </text:list-item>
          </text:list>
        </text:list-item>
        <text:list-item>
          <text:p text:style-name="P7">ferryman coin did not actually reward any gold FIXED </text:p>
          <text:list>
            <text:list-item>
              <text:p text:style-name="P7">incorrect string ref: was calling ferryman token, when should say ferryman coin</text:p>
            </text:list-item>
          </text:list>
        </text:list-item>
        <text:list-item>
          <text:p text:style-name="P7">ghoul null ref: doesnt have world space canvas variable assgned in inspector FIXED</text:p>
        </text:list-item>
        <text:list-item>
          <text:p text:style-name="P7">Camp site ui problems</text:p>
          <text:list>
            <text:list-item>
              <text:p text:style-name="P7">camp site character boxes not displaying health correctly FIXED</text:p>
            </text:list-item>
            <text:list-item>
              <text:p text:style-name="P7">rick click should cancel choice OR</text:p>
              <text:list>
                <text:list-item>
                  <text:p text:style-name="P7">make screen similar to mystery event character boxes/panel with back/cancel button</text:p>
                </text:list-item>
              </text:list>
            </text:list-item>
          </text:list>
        </text:list-item>
      </text:list>
      <text:p text:style-name="P2"/>
      <text:p text:style-name="P1">Play Test Notes 10/12/19 (Post visual updates)</text:p>
      <text:list xml:id="list3479630372770614177" text:style-name="L4">
        <text:list-item>
          <text:p text:style-name="P8">block shield icon covers adjacent character UI, should move it so its centre point is on the right edge of the characters health bar FIXED</text:p>
        </text:list-item>
        <text:list-item>
          <text:p text:style-name="P8">poison not actually damaging FIXED</text:p>
        </text:list-item>
        <text:list-item>
          <text:p text:style-name="P8">goblin encounter broken FIXED</text:p>
          <text:list>
            <text:list-item>
              <text:p text:style-name="P8">activation panel looks fucked FIXED</text:p>
            </text:list-item>
            <text:list-item>
              <text:p text:style-name="P8">archers shoot coroutine doesnt complete FIXED</text:p>
            </text:list-item>
            <text:list-item>
              <text:p text:style-name="P8">goblins status panel over hangs health bar a little FIXED</text:p>
            </text:list-item>
          </text:list>
        </text:list-item>
      </text:list>
      <text:list xml:id="list3549033319875009271" text:style-name="L5">
        <text:list-item>
          <text:p text:style-name="P9">Characters change their facing direction to attack enemies when theyre X positions are the same. This shouldnt happen FIXED</text:p>
        </text:list-item>
        <text:list-item>
          <text:p text:style-name="P9">take damage from poison effect looks like shit(try darken the green, and make the skull+bones a little more transparent) FIXED KINDA</text:p>
        </text:list-item>
        <text:list-item>
          <text:p text:style-name="P9">dying from poison breaks the activation order and the game FIXED</text:p>
        </text:list-item>
        <text:list-item>
          <text:p text:style-name="P9">using a movement ability WHILE already moving breaks the game. Implement code to prevent player from moving while a move action is in process</text:p>
        </text:list-item>
        <text:list-item>
          <text:p text:style-name="P9"><text:soft-page-break/>on combat end should be better at destroying activation windows, some are still lingering FIXED</text:p>
        </text:list-item>
        <text:list-item>
          <text:p text:style-name="P9">Damage effect shows damage taken, not actual HP lost which it should FIXED</text:p>
        </text:list-item>
        <text:list-item>
          <text:p text:style-name="P9">Move block icon a tad more to the right FIXED</text:p>
        </text:list-item>
        <text:list-item>
          <text:p text:style-name="P9">shadow bolt projectile animation looks a bit wonky FIXED</text:p>
        </text:list-item>
        <text:list-item>
          <text:p text:style-name="P9">rogue took 30% of its health as damage, then character roster made it 0 hp and it didnt spawn next combat? (bad code in HandleDamage() FIXED</text:p>
        </text:list-item>
        <text:list-item>
          <text:p text:style-name="P9">Defender health bar on ability bar shows current/max hp values from prefab. When defender is instantiated health values should be set / slider pos set FIXED</text:p>
        </text:list-item>
        <text:list-item>
          <text:p text:style-name="P9">bugs with quick reflexes. After already triggering a move, it tried to move again(played status VFX) but didnt actually move. Rogue twin strike ended up hitting 4 times? FIXED</text:p>
        </text:list-item>
        <text:list-item>
          <text:p text:style-name="P9">Activation window health bars not showing on 2<text:span text:style-name="T1">nd</text:span> combat event. Although it showed for a zombie created mid combat FIXED</text:p>
        </text:list-item>
        <text:list-item>
          <text:p text:style-name="P9">healing effect was shown on warrior when it took damage from volatile zombie explosion?</text:p>
        </text:list-item>
        <text:list-item>
          <text:p text:style-name="P9">volatile passive reads “deals 5 damage”, but should read “deals 5 physical damage” FIXED</text:p>
        </text:list-item>
        <text:list-item>
          <text:p text:style-name="P9">when damaged by poison, a damage effect should be played, not just poison anim FIXED</text:p>
        </text:list-item>
        <text:list-item>
          <text:p text:style-name="P9">poison damage vfx should be a bit more visible FIXED</text:p>
        </text:list-item>
        <text:list-item>
          <text:p text:style-name="P9">vampire performed a free strike against charging warrior when it shouldn't have</text:p>
        </text:list-item>
        <text:list-item>
          <text:p text:style-name="P9">warior hp stat bar, max health variable has the current health text assigned FIXED</text:p>
        </text:list-item>
        <text:list-item>
          <text:p text:style-name="P9">implement a dedicated healing VFX, instead of using damage vfx FIXED</text:p>
        </text:list-item>
        <text:list-item>
          <text:p text:style-name="P9">treasure room caused error with panel slot prefab. Object destroyed but still trying to reference??? caused by activation windows not being created) FIXED</text:p>
        </text:list-item>
      </text:list>
      <text:p text:style-name="P1">Play Test Notes 14/12/19</text:p>
      <text:list xml:id="list1933784848242822049" text:style-name="L6">
        <text:list-item>
          <text:p text:style-name="P10">ghoul rendering behind grass tile little grass elements: check ghoul models sort order FIXED</text:p>
        </text:list-item>
        <text:list-item>
          <text:p text:style-name="P10">goblins not moving FIXED</text:p>
        </text:list-item>
        <text:list-item>
          <text:p text:style-name="P10">change skelly assassin weapon sprites FIXED</text:p>
        </text:list-item>
        <text:list-item>
          <text:p text:style-name="P10">change skelly archer and goblin shooty to have archer helmets DONE</text:p>
        </text:list-item>
      </text:list>
      <text:p text:style-name="P2"/>
      <text:p text:style-name="P1">Play Test Notes 15/12/19</text:p>
      <text:list xml:id="list7104272513440738323" text:style-name="L7">
        <text:list-item>
          <text:p text:style-name="P11">increase speed of AP bar movement DONE</text:p>
        </text:list-item>
        <text:list-item>
          <text:p text:style-name="P11">quick reflexes movement made skelly mage teleport on the same spot FIXED</text:p>
        </text:list-item>
        <text:list-item>
          <text:p text:style-name="P11">on new combat start, camera ortho size should go back to 4 FIXED</text:p>
        </text:list-item>
        <text:list-item>
          <text:p text:style-name="P11"><text:soft-page-break/>status icons view fucks up with 5 or more icons: moves over health bar FIXED</text:p>
        </text:list-item>
        <text:list-item>
          <text:p text:style-name="P11">enemy necro and zombie dying at the same time caused game to freeze: necro model didnt get removed/destroyed FIXED</text:p>
        </text:list-item>
        <text:list-item>
          <text:p text:style-name="P11">goblin shooty buggy if <text:s/>the closest enemy has camoflage. Just moves back and forth weirdly</text:p>
        </text:list-item>
        <text:list-item>
          <text:p text:style-name="P11">skeleton archer also buggy: due to targetting issue when closest target is stealthed</text:p>
        </text:list-item>
        <text:list-item>
          <text:p text:style-name="P11">goblin shooty/skelly archer helmet doesnt slow fade during death anim FIXED</text:p>
        </text:list-item>
        <text:list-item>
          <text:p text:style-name="P11">free strike bugs appear after a few combats. Code be caused by getting points that arent connected to relevant tiles maybe? Free strikes triggering when they defintely shouldnt FIXED</text:p>
        </text:list-item>
        <text:list-item>
          <text:p text:style-name="P11">turn counter not being reset between combats FIXED</text:p>
        </text:list-item>
        <text:list-item>
          <text:p text:style-name="P11">soul link only dealt 2 damage to skeleton lord, it shouldve dealt 5 FIXED ??</text:p>
        </text:list-item>
      </text:list>
      <text:p text:style-name="P2"/>
      <text:p text:style-name="P1">Play Testing Notes 21/2/2020</text:p>
      <text:list xml:id="list8471123402533043504" text:style-name="L8">
        <text:list-item>
          <text:p text:style-name="P12">Character select screen “Random” model needs to be made in GIMP DONE</text:p>
        </text:list-item>
        <text:list-item>
          <text:p text:style-name="P12">need to implement twin strike ability DONE</text:p>
        </text:list-item>
        <text:list-item>
          <text:p text:style-name="P12">character roster/ map cant be view during kings blessing event FIXED</text:p>
        </text:list-item>
        <text:list-item>
          <text:p text:style-name="P12">map cant be view during mystery events FIXED</text:p>
        </text:list-item>
        <text:list-item>
          <text:p text:style-name="P12">character roster character on stamina text is disabled, reenable it DONE</text:p>
        </text:list-item>
        <text:list-item>
          <text:p text:style-name="P12">mystery encounters only trigger story events: make it so they can spawn basic, shop and treasure events also DONE</text:p>
        </text:list-item>
        <text:list-item>
          <text:p text:style-name="P12">character data object 'abilities tab' button on click effects talents button image, change this DONE</text:p>
        </text:list-item>
        <text:list-item>
          <text:p text:style-name="P12">true sight goggles created a thorns (1) attribute tab on character data, why? (incorrect string reference) FIXED</text:p>
        </text:list-item>
        <text:list-item>
          <text:p text:style-name="P12">Berserker mask did not apply enrage to character in combat, why? (defender set up never considering enrage) DONE</text:p>
        </text:list-item>
        <text:list-item>
          <text:p text:style-name="P12">Status icon info panels not appearing on mouse over FIXED</text:p>
        </text:list-item>
        <text:list-item>
          <text:p text:style-name="P12">status icons not sizing correctly in lay out FIXED</text:p>
        </text:list-item>
        <text:list-item>
          <text:p text:style-name="P12">tile hover enables on move button clicked even if character is unable to move FIXED</text:p>
        </text:list-item>
        <text:list-item>
          <text:p text:style-name="P12">edit map text file with the 12 trees, remove 4 trees. (the map where there a 4 sets of trees froming an l figure DONE</text:p>
        </text:list-item>
        <text:list-item>
          <text:p text:style-name="P12">add all new abilities to defender ClearAllOrders() method DONE</text:p>
        </text:list-item>
        <text:list-item>
          <text:p text:style-name="P12">Simple battle axe looks shit, find a better axe sprite DONE</text:p>
        </text:list-item>
        <text:list-item>
          <text:p text:style-name="P12"><text:soft-page-break/>path renderer shouldnt activate straight away: this causes it to draw the path from the previous character. Instead, wait until a new tile if moused over for the first time, then active path renderer FIXED</text:p>
        </text:list-item>
        <text:list-item>
          <text:p text:style-name="P12">ranged attack bool not resetting after attack. First attack wait until bow drawn correctly, but subsequent shots do not. FIXED</text:p>
        </text:list-item>
        <text:list-item>
          <text:p text:style-name="P12">Goblin encounter was fun, but should be a little be harder (perhaps goblins have more health, or 1 extra goblin spawns, or goblins have extra physical resistance)</text:p>
        </text:list-item>
        <text:list-item>
          <text:p text:style-name="P12">negative bonus mobility does not impact mobility? Exhausted trait should have made characters only able to move tiles 1 by 1, but they could still move 2 by 2 FIXED</text:p>
        </text:list-item>
        <text:list-item>
          <text:p text:style-name="P12">defender/enemy health bar text a tad too big, shrink DONE</text:p>
        </text:list-item>
        <text:list-item>
          <text:p text:style-name="P12">Character roster character model renders over item cards FIXED</text:p>
        </text:list-item>
        <text:list-item>
          <text:p text:style-name="P12">UCM's on activation panels start animating after the first combat FIXED</text:p>
        </text:list-item>
        <text:list-item>
          <text:p text:style-name="P12">UCM's on activation panels shiould have weapons disabled (they keep appearing iunder adjacent panel's masks) FIXED</text:p>
        </text:list-item>
        <text:list-item>
          <text:p text:style-name="P12">Skeleton barbarin activation panel: eyes are rendering over face mask FIXED</text:p>
        </text:list-item>
        <text:list-item>
          <text:p text:style-name="P12">enemy status icon panel is hard to mouse over, but defenders arent FIXED</text:p>
        </text:list-item>
        <text:list-item>
          <text:p text:style-name="P12">mystery event should close map view on load FIXED</text:p>
        </text:list-item>
        <text:list-item>
          <text:p text:style-name="P12">whirlwind ability not hitting enemies further then 1 away when attacker has bonus melee range? FIXED</text:p>
        </text:list-item>
        <text:list-item>
          <text:p text:style-name="P12">Mage preset should know icy focus instead of frost nova talent DONE</text:p>
        </text:list-item>
        <text:list-item>
          <text:p text:style-name="P12">elite combat did not reward a state FIXED</text:p>
        </text:list-item>
        <text:list-item>
          <text:p text:style-name="P12">leveling up did not reward an ability point FIXED</text:p>
        </text:list-item>
        <text:list-item>
          <text:p text:style-name="P12">kings blessing game start event should reward 80 xp not 70 (it would mean the first combat would guarantee a level up for all characters) FIXED</text:p>
        </text:list-item>
        <text:list-item>
          <text:p text:style-name="P12">phasing passive triggered twice in the same turn cycle? <text:s/>(bool was being reset during on turn cycle start and also on activation start) <text:s/>FIXED</text:p>
        </text:list-item>
        <text:list-item>
          <text:p text:style-name="P12">maybe shank shoiuld be nerfed: deals 50% weapon damage, or has a CD of 2 DONE</text:p>
        </text:list-item>
        <text:list-item>
          <text:p text:style-name="P12">burning passive should deal fire damage, poisoned should deal poison damage, and not ignore block DONE</text:p>
        </text:list-item>
        <text:list-item>
          <text:p text:style-name="P12">some movement abilities highlight tiles out of moveable range (dash, charge, etc) FIXED</text:p>
        </text:list-item>
        <text:list-item>
          <text:p text:style-name="P12">Artifact view panels are too small, font is hard to read FIXED</text:p>
          <text:p text:style-name="P12"/>
        </text:list-item>
      </text:list>
      <text:p text:style-name="P1">Play Testing Notes 23/2/2020 2<text:span text:style-name="T1">nd</text:span> game build</text:p>
      <text:list xml:id="list8217106629824245034" text:style-name="L9">
        <text:list-item>
          <text:p text:style-name="P13"><text:soft-page-break/>health and xp sliders in character data view arent being adjusted FIXED</text:p>
        </text:list-item>
        <text:list-item>
          <text:p text:style-name="P13">curse of the blood god text says it applies 1 fading but it actually applies 2 FIXED</text:p>
        </text:list-item>
        <text:list-item>
          <text:p text:style-name="P13">camoflage should not be applied to characters that already have stealth FIXED</text:p>
        </text:list-item>
        <text:list-item>
          <text:p text:style-name="P13">cheap shot did not apply vulnerable FIXED</text:p>
        </text:list-item>
        <text:list-item>
          <text:p text:style-name="P13">potion name text doesnt fit inside of loot screen button FIXED</text:p>
        </text:list-item>
        <text:list-item>
          <text:p text:style-name="P13">characters arent fading out slowly when dying correctly </text:p>
        </text:list-item>
        <text:list-item>
          <text:p text:style-name="P13">paladin should know guard instead of sword and board FIXED</text:p>
        </text:list-item>
      </text:list>
      <text:list xml:id="list9132268713589575447" text:style-name="L10">
        <text:list-item>
          <text:p text:style-name="P14">character roster models stop playing idle anim after combat FIXED</text:p>
        </text:list-item>
        <text:list-item>
          <text:p text:style-name="P14">loot screen BG should be darker/less transparent FIXED</text:p>
        </text:list-item>
        <text:list-item>
          <text:p text:style-name="P14">basic abilities (strike, shoot etc) should be placed first on the ability bar by default FIXED</text:p>
        </text:list-item>
        <text:list-item>
          <text:p text:style-name="P14">try making elemental enemies more aggresive (or certain types of ellementals). Its a bit boring and annoying that enemies dont advance quickly DONE</text:p>
        </text:list-item>
        <text:list-item>
          <text:p text:style-name="P14">bug with stunned being removed. Elemental enemy was stunned, its turn skipped correctly and triggered storm aura at the same time as stun removed (it looked this way from status VFX notifs). This caused the activation manager to skip over the paladins activation (looked like it activated for a brief moment, then skipped on to the mage next) FIXED</text:p>
        </text:list-item>
        <text:list-item>
          <text:p text:style-name="P14">tenacious in brawler try should be +2 not +3 FIXED</text:p>
        </text:list-item>
        <text:list-item>
          <text:p text:style-name="P14">poisoned and burning status icon text needs to be update to say “take fire/poison damage” FIXED</text:p>
        </text:list-item>
        <text:list-item>
          <text:p text:style-name="P14">item card art needs to be updated DONE</text:p>
        </text:list-item>
        <text:list-item>
          <text:p text:style-name="P14">kings decree appeared in the state reward view from combat FIXED</text:p>
        </text:list-item>
        <text:list-item>
          <text:p text:style-name="P14">character roster sliders not working as intended (probably need to cast as float, or divide value by 100?) FIXED</text:p>
        </text:list-item>
        <text:list-item>
          <text:p text:style-name="P14">character roster: view changes between characters is a bit spazzy. Make better code to stop inventory turn on/off at wrong times, etc FIXED</text:p>
        </text:list-item>
        <text:list-item>
          <text:p text:style-name="P14">character roster character buttons should have a glow outline for on mouse over DONE</text:p>
        </text:list-item>
        <text:list-item>
          <text:p text:style-name="P14">story event fade in/out is waaay to fast, slow down fades a lot more FIXED</text:p>
        </text:list-item>
        <text:list-item>
          <text:p text:style-name="P14">treasure room event did not create states correctly. No states appeared in content parent GO? FIXED</text:p>
        </text:list-item>
        <text:list-item>
          <text:p text:style-name="P14">Clicking on treasure chest creates another gain state button. This defintely should not happen (maybe created a bool like chestAlreadyOpened to stop this from happening) FIXED</text:p>
        </text:list-item>
        <text:list-item>
          <text:p text:style-name="P14">middle slash text for health in character data object is not visible FIXED</text:p>
        </text:list-item>
        <text:list-item>
          <text:p text:style-name="P14">score page at end all fucked. Text on buttons doesnt fit, buttons dont slowly fade alpha in, they stay <text:soft-page-break/>at 0. Page screen blends in way too quickly. Total score text doesnt get updated FIXED</text:p>
        </text:list-item>
      </text:list>
      <text:p text:style-name="P2"/>
      <text:p text:style-name="P1">Play Testing Notes 24/2/2020 3<text:span text:style-name="T1">rd</text:span> game build</text:p>
      <text:p text:style-name="P1"/>
      <text:list xml:id="list7699380821861267034" text:style-name="L11">
        <text:list-item>
          <text:p text:style-name="P15">On activation end coroutine should wait while a combat event is still pending DONE</text:p>
        </text:list-item>
        <text:list-item>
          <text:p text:style-name="P15">Ucm in character data still not idling sometimes FIXED</text:p>
        </text:list-item>
        <text:list-item>
          <text:p text:style-name="P15">shield items do not display their enum type name on item card FIXED</text:p>
        </text:list-item>
        <text:list-item>
          <text:p text:style-name="P15">item card weapon damage type images still have the ugly ring frame around it FIXED<text:tab/></text:p>
        </text:list-item>
        <text:list-item>
          <text:p text:style-name="P15">simple shield icon looks shitL change it</text:p>
        </text:list-item>
        <text:list-item>
          <text:p text:style-name="P15">make health bars on entities look nicer DONE</text:p>
        </text:list-item>
        <text:list-item>
          <text:p text:style-name="P15">make health/xp bars on character dat look nicer <text:s/>DONE</text:p>
        </text:list-item>
        <text:list-item>
          <text:p text:style-name="P15">enemy info panels are missing resistance sprites FIXED</text:p>
        </text:list-item>
        <text:list-item>
          <text:p text:style-name="P15">when status manager panel fades out, make sure all status icons on the panel disable their info panels DONE</text:p>
        </text:list-item>
        <text:list-item>
          <text:p text:style-name="P15">right click / cancelling ability order shouldn't deselect a character: should only cancel all orders, disables highlights etc DONE</text:p>
        </text:list-item>
        <text:list-item>
          <text:p text:style-name="P15">blood scarfice should make you lose 5hp not 3 DONE</text:p>
        </text:list-item>
        <text:list-item>
          <text:p text:style-name="P15">skelly assassin did not take free strike against barbarian charging? <text:s/>(free strike not set up for twin strike) FIXE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20-02-26T13:44:57.32</dc:date>
    <dc:creator>will black</dc:creator>
    <meta:editing-duration>P21DT3H50M59S</meta:editing-duration>
    <meta:editing-cycles>286</meta:editing-cycles>
    <meta:generator>OpenOffice/4.1.6$Win32 OpenOffice.org_project/416m1$Build-9790</meta:generator>
    <meta:document-statistic meta:table-count="0" meta:image-count="0" meta:object-count="0" meta:page-count="7" meta:paragraph-count="156" meta:word-count="2264" meta:character-count="12762"/>
  </office:meta>
</office:document-meta>
</file>